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wer Note</text:p>
      <text:p text:style-name="Standard"/>
      <text:p text:style-name="Standard">Your senses, always attuned to nature reach out but where you normally sense the power of nature you fell nothing... Perturbed you feel inward to your own personal store of power and to your relief its still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29T12:58:07.05</meta:creation-date>
    <meta:document-statistic meta:table-count="0" meta:image-count="0" meta:object-count="0" meta:page-count="1" meta:paragraph-count="2" meta:word-count="40" meta:character-count="224"/>
    <dc:date>2018-05-29T12:59:07.13</dc:date>
    <meta:editing-duration>PT1M</meta:editing-duration>
    <meta:editing-cycles>1</meta:editing-cycles>
    <meta:generator>OpenOffice/4.1.3$Win32 OpenOffice.org_project/413m1$Build-9783</meta:generator>
  </office:meta>
</office:document-meta>
</file>